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Norm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a1aba1" draw:textarea-vertical-align="middle" draw:auto-grow-height="false" fo:min-height="1.069cm" fo:min-width="10.837cm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5f5dc" draw:textarea-vertical-align="middle" draw:auto-grow-height="false" fo:min-height="0.747cm" fo:min-width="10.837cm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9d5c9" draw:textarea-vertical-align="middle" draw:auto-grow-height="false" fo:min-height="4.751cm" fo:min-width="10.837cm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0fff0" draw:textarea-vertical-align="middle" draw:auto-grow-height="false" fo:min-height="3.5cm" fo:min-width="9.22cm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cfcf3" draw:textarea-vertical-align="middle" draw:auto-grow-height="false" fo:min-height="2.5cm" fo:min-width="6.07cm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8f8e8" draw:textarea-horizontal-align="justify" draw:textarea-vertical-align="middle" draw:auto-grow-height="false" fo:min-height="1.25cm" fo:min-width="6.671cm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543cm" fo:min-width="5.908cm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72cm" fo:min-width="6.381cm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9d5c9" draw:textarea-vertical-align="middle" draw:auto-grow-height="false" fo:min-height="0cm" fo:min-width="0.499cm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798079" draw:textarea-vertical-align="middle" draw:auto-grow-height="false" fo:min-height="0cm" fo:min-width="0.499cm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a4a494" draw:textarea-vertical-align="middle" draw:auto-grow-height="false" fo:min-height="0cm" fo:min-width="0.499cm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744cm" fo:min-width="4.032cm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543cm" fo:min-width="2.826cm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543cm" fo:min-width="7.715cm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72cm" fo:min-width="5.395cm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dcdb8" draw:textarea-vertical-align="middle" draw:auto-grow-height="false" fo:min-height="0cm" fo:min-width="0.499cm" fo:padding-top="0.125cm" fo:padding-bottom="0.125cm" fo:padding-left="0.25cm" fo:padding-right="0.25cm" draw:shadow="hidden" draw:shadow-offset-x="0.3cm" draw:shadow-offset-y="0.3cm" draw:shadow-color="#808080"/>
    </style:style>
    <style:style style:name="gr17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5f5dc" draw:textarea-vertical-align="middle" draw:auto-grow-height="false" fo:min-height="0cm" fo:min-width="0.499cm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solid" draw:fill-color="#a1aba1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5f5dc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c9d5c9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0fff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cfcf3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8f8e8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FreeSans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798079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a4a494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FreeSans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cdcdb8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style:text-line-through-type="none" style:font-name="FreeSans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style:font-name="FreeSans" fo:font-size="14pt" fo:language="en" fo:country="US" fo:font-style="normal" fo:text-shadow="none" style:text-underline-style="none" fo:font-weight="normal" style:letter-kerning="true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line-through-type="none" style:font-name="FreeSans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DejaVu Sans" style:font-size-complex="14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FreeSans" fo:font-size="14pt" fo:language="en" fo:country="US" fo:font-style="normal" fo:text-shadow="none" style:text-underline-style="none" fo:font-weight="normal" style:letter-kerning="true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1.337cm" svg:height="1.319cm" svg:x="1.564cm" svg:y="1.4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337cm" svg:height="0.997cm" svg:x="1.564cm" svg:y="7.7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1.337cm" svg:height="5.001cm" svg:x="1.564cm" svg:y="2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9.72cm" svg:height="3.75cm" svg:x="1.561cm" svg:y="4.0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.57cm" svg:height="2.75cm" svg:x="1.551cm" svg:y="5.0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7.171cm" svg:height="1.5cm" svg:x="2.25cm" svg:y="6.251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6.408cm" svg:height="0.793cm" svg:x="4.301cm" svg:y="7.851cm">
          <draw:text-box>
            <text:p text:style-name="P7"><text:span text:style-name="T1">Java Standard Edition (</text:span><text:span text:style-name="T2">≥</text:span><text:span text:style-name="T1"> 8)</text:span></text:p>
          </draw:text-box>
        </draw:frame>
        <draw:frame draw:style-name="gr8" draw:text-style-name="P8" draw:layer="layout" svg:width="6.881cm" svg:height="0.97cm" svg:x="3.901cm" svg:y="1.751cm">
          <draw:text-box>
            <text:p text:style-name="P7"><text:span text:style-name="T1">Image processing application</text:span></text:p>
          </draw:text-box>
        </draw:frame>
        <draw:custom-shape draw:style-name="gr9" draw:text-style-name="P3" draw:layer="layout" svg:width="1.024cm" svg:height="0.511cm" draw:transform="rotate (-1.5707963267949) translate (10.601cm 6.951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0" draw:text-style-name="P9" draw:layer="layout" svg:width="1.022cm" svg:height="0.514cm" draw:transform="rotate (-1.5707963267949) translate (9.159cm 5.477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1" draw:text-style-name="P10" draw:layer="layout" svg:width="1.022cm" svg:height="0.512cm" draw:transform="rotate (-1.5707963267949) translate (3.101cm 4.501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1.022cm" svg:height="0.512cm" draw:transform="rotate (-1.5707963267949) translate (2.251cm 7.479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1.022cm" svg:height="0.512cm" draw:transform="rotate (-1.5707963267949) translate (3.901cm 7.479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0" draw:text-style-name="P9" draw:layer="layout" svg:width="1.02cm" svg:height="0.509cm" draw:transform="rotate (-1.5707963267949) translate (7.71cm 5.481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12" draw:text-style-name="P12" draw:layer="layout" svg:width="4.532cm" svg:height="0.994cm" svg:x="3.678cm" svg:y="6.608cm">
          <draw:text-box>
            <text:p text:style-name="P11"><text:span text:style-name="T3">Hipparchus </text:span><text:span text:style-name="T1">(</text:span><text:span text:style-name="T2">≥</text:span><text:span text:style-name="T1"> 1.4)</text:span></text:p>
          </draw:text-box>
        </draw:frame>
        <draw:frame draw:style-name="gr13" draw:text-style-name="P8" draw:layer="layout" svg:width="3.326cm" svg:height="0.793cm" svg:x="3.191cm" svg:y="5.251cm">
          <draw:text-box>
            <text:p text:style-name="P7"><text:span text:style-name="T3">Orekit</text:span><text:span text:style-name="T1"> (</text:span><text:span text:style-name="T4">≥ 9.3)</text:span></text:p>
          </draw:text-box>
        </draw:frame>
        <draw:frame draw:style-name="gr14" draw:text-style-name="P8" draw:layer="layout" svg:width="8.215cm" svg:height="0.793cm" svg:x="3.201cm" svg:y="4.208cm">
          <draw:text-box>
            <text:p text:style-name="P7"><text:span text:style-name="T1">Mission independent </text:span><text:span text:style-name="T3">Rugged</text:span><text:span text:style-name="T1"> library</text:span></text:p>
          </draw:text-box>
        </draw:frame>
        <draw:custom-shape draw:style-name="gr9" draw:text-style-name="P3" draw:layer="layout" svg:width="1.024cm" svg:height="0.511cm" draw:transform="rotate (-1.5707963267949) translate (12.802cm 7.251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15" draw:text-style-name="P8" draw:layer="layout" svg:width="5.895cm" svg:height="0.97cm" svg:x="5.256cm" svg:y="3.001cm">
          <draw:text-box>
            <text:p text:style-name="P7"><text:span text:style-name="T1">Mission specific interface</text:span></text:p>
          </draw:text-box>
        </draw:frame>
        <draw:custom-shape draw:style-name="gr16" draw:text-style-name="P13" draw:layer="layout" svg:width="1.024cm" svg:height="0.511cm" draw:transform="rotate (-1.5707963267949) translate (2.503cm 3.651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7" draw:text-style-name="P2" draw:layer="layout" svg:width="1.024cm" svg:height="0.511cm" draw:transform="rotate (-1.5707963267949) translate (3.704cm 2.251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adornments="Norm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uc Maisonobe</meta:initial-creator>
    <meta:creation-date>2014-06-02T16:59:51.757900822</meta:creation-date>
    <dc:date>2018-12-20T11:16:20.131234937</dc:date>
    <meta:editing-duration>PT14M45S</meta:editing-duration>
    <meta:editing-cycles>8</meta:editing-cycles>
    <meta:generator>LibreOffice/5.3.6.1$Linux_X86_64 LibreOffice_project/30$Build-1</meta:generator>
    <meta:document-statistic meta:object-count="21"/>
  </office:meta>
</office:document-meta>
</file>